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b49" officeooo:paragraph-rsid="00089b49"/>
    </style:style>
    <style:style style:name="P2" style:family="paragraph" style:parent-style-name="Standard">
      <style:text-properties style:text-underline-style="solid" style:text-underline-width="auto" style:text-underline-color="font-color" officeooo:rsid="00089b49" officeooo:paragraph-rsid="00089b49"/>
    </style:style>
    <style:style style:name="P3" style:family="paragraph" style:parent-style-name="Standard">
      <style:text-properties style:text-underline-style="solid" style:text-underline-width="auto" style:text-underline-color="font-color" officeooo:rsid="000a293e" officeooo:paragraph-rsid="000a293e"/>
    </style:style>
    <style:style style:name="P4" style:family="paragraph" style:parent-style-name="Standard">
      <style:text-properties style:text-underline-style="none" officeooo:rsid="00089b49" officeooo:paragraph-rsid="00089b49"/>
    </style:style>
    <style:style style:name="P5" style:family="paragraph" style:parent-style-name="Standard">
      <style:text-properties style:text-underline-style="none" officeooo:rsid="000a293e" officeooo:paragraph-rsid="000a293e"/>
    </style:style>
    <style:style style:name="P6" style:family="paragraph" style:parent-style-name="Standard">
      <style:text-properties style:text-underline-style="none" officeooo:rsid="000a571a" officeooo:paragraph-rsid="000a571a"/>
    </style:style>
    <style:style style:name="P7" style:family="paragraph" style:parent-style-name="Standard">
      <style:text-properties style:text-underline-style="none" officeooo:rsid="000be449" officeooo:paragraph-rsid="000be449"/>
    </style:style>
    <style:style style:name="P8" style:family="paragraph" style:parent-style-name="Standard">
      <style:text-properties style:text-underline-style="none" officeooo:rsid="000caa3a" officeooo:paragraph-rsid="000caa3a"/>
    </style:style>
    <style:style style:name="P9" style:family="paragraph" style:parent-style-name="Standard">
      <style:text-properties style:text-underline-style="none" officeooo:rsid="000e834d" officeooo:paragraph-rsid="000e834d"/>
    </style:style>
    <style:style style:name="T1" style:family="text">
      <style:text-properties fo:font-size="96pt" style:font-size-asian="84pt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1 p1a.l</text:p>
      <text:p text:style-name="P1">/* recognize valid arithmatic expression ,Identifiers in the expression could be +and* */ </text:p>
      <text:p text:style-name="P1">/* count the Identifiers and Operartors in the expression print them seperately*/</text:p>
      <text:p text:style-name="P1"></text:p>
      <text:p text:style-name="P1">%{</text:p>
      <text:p text:style-name="P1">#include&lt;stdio.h&gt;</text:p>
      <text:p text:style-name="P1">int v=0,op=0,id=0,flag=0;</text:p>
      <text:p text:style-name="P1">%}</text:p>
      <text:p text:style-name="P1"></text:p>
      <text:p text:style-name="P1">%%</text:p>
      <text:p text:style-name="P1">[0-9]+[0-9]* {id++;printf("\n\n Identifier: \t"); ECHO;}</text:p>
      <text:p text:style-name="P1">[\+\*]{1} {op++;printf("\n\n Operartor: \t");ECHO;}</text:p>
      <text:p text:style-name="P1">"(" {v++;} </text:p>
      <text:p text:style-name="P1">")" {v--;}</text:p>
      <text:p text:style-name="P1">"^([0-9]\+\*())" {flag = 1;}</text:p>
      <text:p text:style-name="P1">\n {return 0;}</text:p>
      <text:p text:style-name="P1">%%</text:p>
      <text:p text:style-name="P1"></text:p>
      <text:p text:style-name="P1">int yywrap() {return 1;}</text:p>
      <text:p text:style-name="P1"></text:p>
      <text:p text:style-name="P1">int main()</text:p>
      <text:p text:style-name="P1">{</text:p>
      <text:p text:style-name="P1">printf("Enter the expression "); </text:p>
      <text:p text:style-name="P1">yylex();</text:p>
      <text:p text:style-name="P1">if((op+1)==id &amp;&amp; v==0 &amp;&amp; flag==0) {</text:p>
      <text:p text:style-name="P1">printf("\n\n Expression is Valid \n"); </text:p>
      <text:p text:style-name="P1">printf("\tIdentifier count=%d,\n\tOperartor count=%d\n",id,op); </text:p>
      <text:p text:style-name="P1">}</text:p>
      <text:p text:style-name="P1">else printf("\n Expression is Invalid \n"); </text:p>
      <text:p text:style-name="P1"></text:p>
      <text:p text:style-name="P1">return 0;</text:p>
      <text:p text:style-name="P1">}</text:p>
      <text:p text:style-name="P1"/>
      <text:p text:style-name="P1">------------------------------------------------------------------------------------------------------------------------------</text:p>
      <text:p text:style-name="P1"/>
      <text:p text:style-name="P2">p2</text:p>
      <text:p text:style-name="P2"/>
      <text:p text:style-name="P2">p1b.l</text:p>
      <text:p text:style-name="P2"/>
      <text:p text:style-name="P4">%{</text:p>
      <text:p text:style-name="P4"><text:s text:c="4"/>#include "y.tab.h"</text:p>
      <text:p text:style-name="P4"><text:s text:c="4"/>extern int yylval;</text:p>
      <text:p text:style-name="P4">%}</text:p>
      <text:p text:style-name="P4"></text:p>
      <text:p text:style-name="P4">%%</text:p>
      <text:p text:style-name="P4">[0-9]+ <text:s/>{</text:p>
      <text:p text:style-name="P4"><text:s text:c="4"/>yylval = atoi(yytext);</text:p>
      <text:p text:style-name="P4"><text:s text:c="4"/>return num;</text:p>
      <text:p text:style-name="P4">}</text:p>
      <text:p text:style-name="P4">[\+\-\*\/] {return yytext[0];}</text:p>
      <text:p text:style-name="P4">[(] <text:s text:c="2"/>{ return yytext[0];}</text:p>
      <text:p text:style-name="P4">[)] <text:s text:c="2"/>{ return yytext[0];} <text:s text:c="11"/>. <text:s text:c="3"/>{;} <text:s text:c="9"/>\n <text:s text:c="2"/>{return 0;} <text:s text:c="8"/>%%</text:p>
      <text:p text:style-name="P4"><text:soft-page-break/></text:p>
      <text:p text:style-name="P2">p1b.y</text:p>
      <text:p text:style-name="P1"/>
      <text:p text:style-name="P4">/* evaluate arithmetic expression involving operators +,-,*and / */</text:p>
      <text:p text:style-name="P4"></text:p>
      <text:p text:style-name="P4">%{</text:p>
      <text:p text:style-name="P4"><text:tab/>#include&lt;stdio.h&gt;</text:p>
      <text:p text:style-name="P4"><text:tab/>#include&lt;stdlib.h&gt;</text:p>
      <text:p text:style-name="P4"><text:tab/>int yylex();</text:p>
      <text:p text:style-name="P4"><text:tab/>int yyerror();</text:p>
      <text:p text:style-name="P4">%}</text:p>
      <text:p text:style-name="P4"></text:p>
      <text:p text:style-name="P4">%left '+' '-'</text:p>
      <text:p text:style-name="P4">%left '*' '/'</text:p>
      <text:p text:style-name="P4">%token num</text:p>
      <text:p text:style-name="P4"></text:p>
      <text:p text:style-name="P4">%%</text:p>
      <text:p text:style-name="P4">input:exp {printf("%d\n",$$);exit(0);}</text:p>
      <text:p text:style-name="P4">exp:exp'+'exp {$$=$1+$3;}</text:p>
      <text:p text:style-name="P4"><text:s text:c="3"/>|exp'-'exp {$$=$1-$3;}</text:p>
      <text:p text:style-name="P4"><text:s text:c="3"/>|exp'*'exp {$$=$1*$3;}</text:p>
      <text:p text:style-name="P4"><text:s text:c="3"/>|exp'/'exp {if($3==0) {printf("Divide by zero error\n");exit(0);} else $$=$1/$3;}</text:p>
      <text:p text:style-name="P4"><text:s text:c="3"/>|'('exp')' {$$=$2;}</text:p>
      <text:p text:style-name="P4"><text:s text:c="3"/>|num {$$=$1;}</text:p>
      <text:p text:style-name="P4"><text:s text:c="3"/>;</text:p>
      <text:p text:style-name="P4">%%</text:p>
      <text:p text:style-name="P4">int yyerror()</text:p>
      <text:p text:style-name="P4">{</text:p>
      <text:p text:style-name="P4"><text:tab/>printf("Error");</text:p>
      <text:p text:style-name="P4"><text:tab/>exit(0);</text:p>
      <text:p text:style-name="P4">}</text:p>
      <text:p text:style-name="P4">int yywrap()</text:p>
      <text:p text:style-name="P4">{</text:p>
      <text:p text:style-name="P4"><text:tab/>return 0;</text:p>
      <text:p text:style-name="P4">}</text:p>
      <text:p text:style-name="P4">int main()</text:p>
      <text:p text:style-name="P4">{</text:p>
      <text:p text:style-name="P4"><text:tab/>printf("Enter the arithmetic expression\n");</text:p>
      <text:p text:style-name="P4"><text:tab/>yyparse();</text:p>
      <text:p text:style-name="P4">}</text:p>
      <text:p text:style-name="P4">------------------------------------------------------------------------------------------------------------------------------</text:p>
      <text:p text:style-name="P4"/>
      <text:p text:style-name="P2">p2</text:p>
      <text:p text:style-name="P3">p2.l</text:p>
      <text:p text:style-name="P4">/*recognize all the strings ending with <text:s/>b preceeded by n number of a's using grammer a^nb */</text:p>
      <text:p text:style-name="P4">%{</text:p>
      <text:p text:style-name="P4">#include "y.tab.h"</text:p>
      <text:p text:style-name="P4">%}</text:p>
      <text:p text:style-name="P4">%%</text:p>
      <text:p text:style-name="P4">a <text:s/>{ return A; }</text:p>
      <text:p text:style-name="P4">b <text:s/>{ return B; }</text:p>
      <text:p text:style-name="P4">[\n] return '\n'; <text:s text:c="9"/>%%</text:p>
      <text:p text:style-name="P3"><text:soft-page-break/>p2.y</text:p>
      <text:p text:style-name="P3"/>
      <text:p text:style-name="P5">%{</text:p>
      <text:p text:style-name="P5">#include&lt;stdio.h&gt;</text:p>
      <text:p text:style-name="P5">#include&lt;stdlib.h&gt;</text:p>
      <text:p text:style-name="P5">%}</text:p>
      <text:p text:style-name="P5">%token A B</text:p>
      <text:p text:style-name="P5">%%</text:p>
      <text:p text:style-name="P5">input : <text:s/>s'\n' {printf("Successful Grammar\n");exit(0);}</text:p>
      <text:p text:style-name="P5"><text:s text:c="16"/>s : A s1 B | B</text:p>
      <text:p text:style-name="P5"><text:s text:c="16"/>s1 : ; | A s1</text:p>
      <text:p text:style-name="P5">%%</text:p>
      <text:p text:style-name="P5"></text:p>
      <text:p text:style-name="P5">main(){</text:p>
      <text:p text:style-name="P5"><text:s text:c="4"/>printf("\n enter A String \n");</text:p>
      <text:p text:style-name="P5"><text:s text:c="4"/>yyparse();</text:p>
      <text:p text:style-name="P5">}</text:p>
      <text:p text:style-name="P5"></text:p>
      <text:p text:style-name="P5">int yyerror() {</text:p>
      <text:p text:style-name="P5"><text:s text:c="4"/>printf(" error!! \n");</text:p>
      <text:p text:style-name="P5"><text:s text:c="4"/>exit(0);</text:p>
      <text:p text:style-name="P5">}</text:p>
      <text:p text:style-name="P5">------------------------------------------------------------------------------------------------------------------------------</text:p>
      <text:p text:style-name="P5"/>
      <text:p text:style-name="P3">p6</text:p>
      <text:p text:style-name="P3">p6a.l</text:p>
      <text:p text:style-name="P3"/>
      <text:p text:style-name="P5">/*eliminate comment lines in a C program into seperate file*/</text:p>
      <text:p text:style-name="P5"></text:p>
      <text:p text:style-name="P5">%{</text:p>
      <text:p text:style-name="P5">#include &lt;stdio.h&gt;</text:p>
      <text:p text:style-name="P5">int cl = 0; <text:s text:c="3"/></text:p>
      <text:p text:style-name="P5">%}</text:p>
      <text:p text:style-name="P5">%%</text:p>
      <text:p text:style-name="P5">("/*"[^*/]*"*/")|"//"(.)*\n {++cl; fprintf(yyout,"");} </text:p>
      <text:p text:style-name="P5">%%</text:p>
      <text:p text:style-name="P5">void main (int argc, char* argv[]){</text:p>
      <text:p text:style-name="P5"><text:s text:c="4"/>yyin = fopen(argv[1],"r");</text:p>
      <text:p text:style-name="P5"><text:s text:c="4"/>yyout = fopen(argv[2],"w");</text:p>
      <text:p text:style-name="P5"><text:s text:c="4"/>yylex();</text:p>
      <text:p text:style-name="P5"></text:p>
      <text:p text:style-name="P5"><text:s text:c="4"/>printf("The number of comment lines are %d: \n", cl);</text:p>
      <text:p text:style-name="P5"><text:s text:c="4"/>fclose(yyin);</text:p>
      <text:p text:style-name="P5"><text:s text:c="4"/>fclose(yyout);</text:p>
      <text:p text:style-name="P5">}</text:p>
      <text:p text:style-name="P5">int yywrap() {</text:p>
      <text:p text:style-name="P5"><text:s text:c="4"/>return 1;</text:p>
      <text:p text:style-name="P5">}</text:p>
      <text:p text:style-name="P5"/>
      <text:p text:style-name="P5"/>
      <text:p text:style-name="P5"/>
      <text:p text:style-name="P5"/>
      <text:p text:style-name="P6"><text:soft-page-break/>p6b.l</text:p>
      <text:p text:style-name="P6"/>
      <text:p text:style-name="P6">/*recognize valid operator and identifier*/</text:p>
      <text:p text:style-name="P6">%{</text:p>
      <text:p text:style-name="P6">#include &lt;stdio.h&gt;</text:p>
      <text:p text:style-name="P6">#include "y.tab.h" <text:s text:c="3"/></text:p>
      <text:p text:style-name="P6">extern yylval;</text:p>
      <text:p text:style-name="P6">%}</text:p>
      <text:p text:style-name="P6">%%</text:p>
      <text:p text:style-name="P6">#include[ a-z|&lt;|&gt;|"|\.]* ;</text:p>
      <text:p text:style-name="P6"></text:p>
      <text:p text:style-name="P6">("/*"[^*/]*"*/")|"//"(.)*\n ;</text:p>
      <text:p text:style-name="P6"></text:p>
      <text:p text:style-name="P6">(["| a-z|A-Z|0-9]*]) <text:s/>;</text:p>
      <text:p text:style-name="P6"></text:p>
      <text:p text:style-name="P6">[+|-|*|//|&lt;|&gt;|=] <text:s/>{printf("operator is %s\n", yytext); return OP;}</text:p>
      <text:p text:style-name="P6"></text:p>
      <text:p text:style-name="P6">int|float|char|bool|void|for|do|while|if|else|return|printf|scanf|main {printf("keyword is %s\n",yytext); return KEY;}</text:p>
      <text:p text:style-name="P6"></text:p>
      <text:p text:style-name="P6">[a-z|A-Z][a-z|A-Z|0-9|_]* {printf("Idetifier is %s\n",yytext); return ID;}</text:p>
      <text:p text:style-name="P6">. ;</text:p>
      <text:p text:style-name="P6">%%</text:p>
      <text:p text:style-name="P6"></text:p>
      <text:p text:style-name="P6">p6b.y</text:p>
      <text:p text:style-name="P6">%{</text:p>
      <text:p text:style-name="P6">#include &lt;stdio.h&gt;</text:p>
      <text:p text:style-name="P6">#include &lt;stdlib.h&gt;</text:p>
      <text:p text:style-name="P6">int id=0,key=0,op=0;</text:p>
      <text:p text:style-name="P6">%}</text:p>
      <text:p text:style-name="P6"></text:p>
      <text:p text:style-name="P6">%token ID KEY OP </text:p>
      <text:p text:style-name="P6">%%</text:p>
      <text:p text:style-name="P6">input : ID input {id++;}</text:p>
      <text:p text:style-name="P6"><text:s text:c="4"/>| KEY input {key++;}</text:p>
      <text:p text:style-name="P6"><text:s text:c="4"/>| OP input {op++;}</text:p>
      <text:p text:style-name="P6"><text:s text:c="4"/>| ID {id++;}</text:p>
      <text:p text:style-name="P6"><text:s text:c="4"/>| KEY {key++;}</text:p>
      <text:p text:style-name="P6"><text:s text:c="4"/>| OP {op++;}</text:p>
      <text:p text:style-name="P6"><text:s text:c="4"/>;</text:p>
      <text:p text:style-name="P6">%%</text:p>
      <text:p text:style-name="P6"></text:p>
      <text:p text:style-name="P6">extern FILE*yyin;</text:p>
      <text:p text:style-name="P6"></text:p>
      <text:p text:style-name="P6">main(){</text:p>
      <text:p text:style-name="P6"><text:s text:c="4"/>FILE *myfile = fopen("in.txt","r");</text:p>
      <text:p text:style-name="P6"><text:s text:c="4"/>yyin = myfile;</text:p>
      <text:p text:style-name="P6"></text:p>
      <text:p text:style-name="P6"><text:s text:c="4"/>yyparse();</text:p>
      <text:p text:style-name="P6"><text:s text:c="4"/>printf("Keywords = %d\nIdentifiers = %d\nOperators = %d\n",key,id,op);</text:p>
      <text:p text:style-name="P6">}</text:p>
      <text:p text:style-name="P6"></text:p>
      <text:p text:style-name="P6"><text:soft-page-break/>int <text:s/>yyerror(){</text:p>
      <text:p text:style-name="P6"><text:s text:c="4"/>printf("parse Error! messege");</text:p>
      <text:p text:style-name="P6"><text:s text:c="4"/>exit(-1);</text:p>
      <text:p text:style-name="P6">}</text:p>
      <text:p text:style-name="P6"></text:p>
      <text:p text:style-name="P6">int yywrap() {</text:p>
      <text:p text:style-name="P6"><text:s text:c="4"/>return 1;</text:p>
      <text:p text:style-name="P6">}</text:p>
      <text:p text:style-name="P6">------------------------------------------------------------------------------------------------------------------------------</text:p>
      <text:p text:style-name="P6"/>
      <text:p text:style-name="P7">p7</text:p>
      <text:p text:style-name="P7"/>
      <text:p text:style-name="P7">srtf.cpp</text:p>
      <text:p text:style-name="P7"/>
      <text:p text:style-name="P7">#include &lt;iostream&gt;</text:p>
      <text:p text:style-name="P7"></text:p>
      <text:p text:style-name="P7">using namespace std;</text:p>
      <text:p text:style-name="P7"></text:p>
      <text:p text:style-name="P7">int limit,i,j;</text:p>
      <text:p text:style-name="P7"></text:p>
      <text:p text:style-name="P7">class Process {</text:p>
      <text:p text:style-name="P7">public:</text:p>
      <text:p text:style-name="P7"><text:s text:c="4"/>int arriveT, burstT, remT;</text:p>
      <text:p text:style-name="P7"><text:s text:c="4"/>int endT, waitT, turnarroundT;</text:p>
      <text:p text:style-name="P7">};</text:p>
      <text:p text:style-name="P7"></text:p>
      <text:p text:style-name="P7">int main() {</text:p>
      <text:p text:style-name="P7"><text:s text:c="4"/>int smallest, count=0, time,ith=0,kth,proc[30];</text:p>
      <text:p text:style-name="P7"><text:s text:c="4"/>int wt = 0, tt = 0;</text:p>
      <text:p text:style-name="P7"><text:s text:c="4"/>float awt, att;</text:p>
      <text:p text:style-name="P7"></text:p>
      <text:p text:style-name="P7"><text:s text:c="4"/>cout &lt;&lt; "enter the total number of processes" &lt;&lt; endl;</text:p>
      <text:p text:style-name="P7"><text:s text:c="4"/>cin &gt;&gt; limit;</text:p>
      <text:p text:style-name="P7"></text:p>
      <text:p text:style-name="P7"><text:s text:c="4"/>Process* p = new Process[limit];</text:p>
      <text:p text:style-name="P7"></text:p>
      <text:p text:style-name="P7"><text:s text:c="4"/>cout &lt;&lt; "enter the details of each processes" &lt;&lt; endl;</text:p>
      <text:p text:style-name="P7"></text:p>
      <text:p text:style-name="P7"><text:s text:c="4"/>for (i = 0; i &lt; limit; i++) {</text:p>
      <text:p text:style-name="P7"><text:s text:c="8"/>cout &lt;&lt; "enter the Arrival time of process " &lt;&lt; i &lt;&lt; "\t";</text:p>
      <text:p text:style-name="P7"><text:s text:c="8"/>cin &gt;&gt; p[i].arriveT;</text:p>
      <text:p text:style-name="P7"><text:s text:c="8"/>cout &lt;&lt; "enter the Burst time of process " &lt;&lt; i &lt;&lt; "\t";</text:p>
      <text:p text:style-name="P7"><text:s text:c="8"/>cin &gt;&gt; p[i].burstT;</text:p>
      <text:p text:style-name="P7"><text:s text:c="8"/>p[i].remT = p[i].burstT;</text:p>
      <text:p text:style-name="P7"><text:s text:c="4"/>}</text:p>
      <text:p text:style-name="P7"></text:p>
      <text:p text:style-name="P7"><text:s text:c="4"/>for (time = 0; count != limit; time++) {</text:p>
      <text:p text:style-name="P7"><text:s text:c="8"/>for (i = 0; i &lt; limit; i++) {</text:p>
      <text:p text:style-name="P7"><text:s text:c="12"/>smallest = 999;</text:p>
      <text:p text:style-name="P7"><text:s text:c="12"/>for (j = 0; j &lt; limit; j++) {</text:p>
      <text:p text:style-name="P7"><text:s text:c="16"/>if (p[j].arriveT &lt;= time &amp;&amp; p[j].remT &gt; 0 &amp;&amp; p[j].remT &lt;= smallest) {</text:p>
      <text:p text:style-name="P7"><text:s text:c="20"/>smallest = p[j].remT;</text:p>
      <text:p text:style-name="P7"><text:soft-page-break/><text:s text:c="16"/>}</text:p>
      <text:p text:style-name="P7"><text:s text:c="12"/>}</text:p>
      <text:p text:style-name="P7"><text:s text:c="12"/>if (p[i].arriveT &lt;= time &amp;&amp; p[i].remT &lt;= smallest &amp;&amp; p[i].remT&gt;0) {</text:p>
      <text:p text:style-name="P7"><text:s text:c="16"/>p[i].remT -= 1;</text:p>
      <text:p text:style-name="P7"><text:s text:c="16"/>kth = i;</text:p>
      <text:p text:style-name="P7"><text:s text:c="16"/>if (p[i].remT == 0) {</text:p>
      <text:p text:style-name="P7"><text:s text:c="20"/>ith = i;</text:p>
      <text:p text:style-name="P7"><text:s text:c="20"/>break;</text:p>
      <text:p text:style-name="P7"><text:s text:c="16"/>}</text:p>
      <text:p text:style-name="P7"><text:s text:c="12"/>}</text:p>
      <text:p text:style-name="P7"><text:s text:c="8"/>}</text:p>
      <text:p text:style-name="P7"><text:s text:c="8"/>if (p[ith].remT == 0) {</text:p>
      <text:p text:style-name="P7"><text:s text:c="12"/>count++;</text:p>
      <text:p text:style-name="P7"><text:s text:c="12"/>p[ith].endT = time + 1;</text:p>
      <text:p text:style-name="P7"><text:s text:c="12"/>p[ith].waitT = p[ith].endT - p[ith].arriveT - p[ith].burstT;</text:p>
      <text:p text:style-name="P7"><text:s text:c="12"/>p[ith].turnarroundT = p[ith].endT - p[ith].arriveT;</text:p>
      <text:p text:style-name="P7"><text:s text:c="12"/>p[ith].remT = -1;</text:p>
      <text:p text:style-name="P7"><text:s text:c="8"/>}</text:p>
      <text:p text:style-name="P7"><text:s text:c="8"/>proc[time] = kth;</text:p>
      <text:p text:style-name="P7"><text:s text:c="4"/>}</text:p>
      <text:p text:style-name="P7"><text:s text:c="4"/>cout &lt;&lt; "\nprocess | wait |turnaround| end | arrive|burst" &lt;&lt; endl;</text:p>
      <text:p text:style-name="P7"></text:p>
      <text:p text:style-name="P7"><text:s text:c="4"/>for (i = 0; i &lt; limit; i++) {</text:p>
      <text:p text:style-name="P7"><text:s text:c="8"/>cout &lt;&lt;"p" &lt;&lt; i &lt;&lt; "\t|" &lt;&lt; p[i].waitT &lt;&lt; "\t|" &lt;&lt; p[i].turnarroundT &lt;&lt; "\t|" &lt;&lt; p[i].endT&lt;&lt;"\t|"&lt;&lt;p[i].arriveT&lt;&lt;"\t|"&lt;&lt;p[i].burstT &lt;&lt; endl;</text:p>
      <text:p text:style-name="P7"><text:s text:c="4"/>}</text:p>
      <text:p text:style-name="P7"></text:p>
      <text:p text:style-name="P7"><text:s text:c="4"/>cout &lt;&lt; "\n";</text:p>
      <text:p text:style-name="P7"></text:p>
      <text:p text:style-name="P7"><text:s text:c="4"/>for (i = 0; i &lt;time; i++) {</text:p>
      <text:p text:style-name="P7"><text:s text:c="8"/>cout &lt;&lt; i &lt;&lt; "\t|\t";</text:p>
      <text:p text:style-name="P7"><text:s text:c="8"/>cout &lt;&lt; proc[i] &lt;&lt; "\n";</text:p>
      <text:p text:style-name="P7"><text:s text:c="4"/>}</text:p>
      <text:p text:style-name="P7"></text:p>
      <text:p text:style-name="P7"></text:p>
      <text:p text:style-name="P7"><text:s text:c="4"/>for (i = 0; i &lt; limit; i++) {</text:p>
      <text:p text:style-name="P7"><text:s text:c="8"/>wt += p[i].waitT;</text:p>
      <text:p text:style-name="P7"><text:s text:c="8"/>tt += p[i].turnarroundT;</text:p>
      <text:p text:style-name="P7"><text:s text:c="4"/>}</text:p>
      <text:p text:style-name="P7"></text:p>
      <text:p text:style-name="P7"><text:s text:c="4"/>awt = float(wt) / limit;</text:p>
      <text:p text:style-name="P7"><text:s text:c="4"/>att = float(tt) / limit;</text:p>
      <text:p text:style-name="P7"></text:p>
      <text:p text:style-name="P7"><text:s text:c="4"/>cout &lt;&lt; "\n\n Average waiting time is\t" &lt;&lt; awt &lt;&lt; endl;</text:p>
      <text:p text:style-name="P7"><text:s text:c="4"/>cout &lt;&lt; "\n\n Average Turnaroud time is\t" &lt;&lt; att &lt;&lt; endl;</text:p>
      <text:p text:style-name="P7"><text:s text:c="4"/>return 0;</text:p>
      <text:p text:style-name="P7">}</text:p>
      <text:p text:style-name="P7"/>
      <text:p text:style-name="P7"/>
      <text:p text:style-name="P7"/>
      <text:p text:style-name="P7"/>
      <text:p text:style-name="P7"/>
      <text:p text:style-name="P8"><text:soft-page-break/>rr.cpp</text:p>
      <text:p text:style-name="P8">#include &lt;iostream&gt;</text:p>
      <text:p text:style-name="P8"></text:p>
      <text:p text:style-name="P8">using namespace std;</text:p>
      <text:p text:style-name="P8"></text:p>
      <text:p text:style-name="P8">int limit,i;</text:p>
      <text:p text:style-name="P8"></text:p>
      <text:p text:style-name="P8">class Process {</text:p>
      <text:p text:style-name="P8">public:</text:p>
      <text:p text:style-name="P8"><text:s text:c="4"/>int arriveT, burstT, remT;</text:p>
      <text:p text:style-name="P8"><text:s text:c="4"/>int endT, waitT, turnarroundT;</text:p>
      <text:p text:style-name="P8">};</text:p>
      <text:p text:style-name="P8"></text:p>
      <text:p text:style-name="P8">int main() {</text:p>
      <text:p text:style-name="P8"><text:s text:c="4"/>int <text:s/>quant,y,count,time;</text:p>
      <text:p text:style-name="P8"><text:s text:c="4"/>int wt = 0, tt = 0;</text:p>
      <text:p text:style-name="P8"><text:s text:c="4"/>float awt, att;</text:p>
      <text:p text:style-name="P8"></text:p>
      <text:p text:style-name="P8"><text:s text:c="4"/>cout &lt;&lt; "enter the total number of processes" &lt;&lt; endl;</text:p>
      <text:p text:style-name="P8"><text:s text:c="4"/>cin &gt;&gt; limit;</text:p>
      <text:p text:style-name="P8"><text:s text:c="4"/>y=limit;</text:p>
      <text:p text:style-name="P8"><text:s text:c="4"/>Process* p = new Process[limit];</text:p>
      <text:p text:style-name="P8"></text:p>
      <text:p text:style-name="P8"><text:s text:c="4"/>cout &lt;&lt; "enter the details of each processes" &lt;&lt; endl;</text:p>
      <text:p text:style-name="P8"></text:p>
      <text:p text:style-name="P8"><text:s text:c="4"/>for (i = 0; i &lt; limit; i++) {</text:p>
      <text:p text:style-name="P8"><text:s text:c="8"/>cout &lt;&lt; "enter the Arrival time of process " &lt;&lt; i &lt;&lt; "\t";</text:p>
      <text:p text:style-name="P8"><text:s text:c="8"/>cin &gt;&gt; p[i].arriveT;</text:p>
      <text:p text:style-name="P8"><text:s text:c="8"/>cout &lt;&lt; "enter the Burst time of process " &lt;&lt; i &lt;&lt; "\t";</text:p>
      <text:p text:style-name="P8"><text:s text:c="8"/>cin &gt;&gt; p[i].burstT;</text:p>
      <text:p text:style-name="P8"><text:s text:c="8"/>p[i].remT = p[i].burstT;</text:p>
      <text:p text:style-name="P8"><text:s text:c="4"/>}</text:p>
      <text:p text:style-name="P8"><text:s text:c="4"/>cout&lt;&lt;"enter the quantum time for RR scheduling" &lt;&lt; endl;</text:p>
      <text:p text:style-name="P8"><text:s text:c="4"/>cin &gt;&gt; quant;</text:p>
      <text:p text:style-name="P8"></text:p>
      <text:p text:style-name="P8"><text:s text:c="4"/>for (time=0,i=0;y!=0;){</text:p>
      <text:p text:style-name="P8"><text:s text:c="8"/>if(p[i].remT&lt;=quant &amp;&amp; p[i].remT&gt;0){</text:p>
      <text:p text:style-name="P8"><text:s text:c="12"/>time += p[i].remT;</text:p>
      <text:p text:style-name="P8"><text:s text:c="12"/>p[i].remT = 0;</text:p>
      <text:p text:style-name="P8"><text:s text:c="12"/>count = 1;</text:p>
      <text:p text:style-name="P8"><text:s text:c="8"/>}</text:p>
      <text:p text:style-name="P8"><text:s text:c="8"/>else if(p[i].remT&gt;0){</text:p>
      <text:p text:style-name="P8"><text:s text:c="12"/>p[i].remT -= quant;</text:p>
      <text:p text:style-name="P8"><text:s text:c="12"/>time += quant;</text:p>
      <text:p text:style-name="P8"><text:s text:c="8"/>}</text:p>
      <text:p text:style-name="P8"><text:s text:c="8"/>if(p[i].remT==0 &amp;&amp; count==1){</text:p>
      <text:p text:style-name="P8"><text:s text:c="12"/>y--;</text:p>
      <text:p text:style-name="P8"><text:s text:c="12"/>p[i].endT=time;</text:p>
      <text:p text:style-name="P8"><text:s text:c="12"/>p[i].waitT = time - p[i].arriveT - p[i].burstT;</text:p>
      <text:p text:style-name="P8"><text:s text:c="12"/>p[i].turnarroundT = time - p[i].arriveT;</text:p>
      <text:p text:style-name="P8"><text:s text:c="12"/>count = 0;</text:p>
      <text:p text:style-name="P8"><text:s text:c="8"/>}</text:p>
      <text:p text:style-name="P8"><text:soft-page-break/><text:s text:c="8"/>i++;</text:p>
      <text:p text:style-name="P8"><text:s text:c="8"/>i = i%limit;</text:p>
      <text:p text:style-name="P8"><text:s text:c="4"/>}</text:p>
      <text:p text:style-name="P8"><text:s text:c="4"/>cout &lt;&lt;"process|waitT\t|turnroundT\t|endT\t|arraive|burstT"&lt;&lt;endl;</text:p>
      <text:p text:style-name="P8"><text:s text:c="4"/>for (i=0;i&lt;limit;i++){</text:p>
      <text:p text:style-name="P8"><text:s text:c="8"/>cout &lt;&lt; "p" &lt;&lt; i &lt;&lt; "\t|" &lt;&lt; p[i].waitT &lt;&lt;"\t|"&lt;&lt;p[i].turnarroundT&lt;&lt;"\t\t|"&lt;&lt;p[i].endT&lt;&lt;"\ <text:s text:c="3"/>t|"&lt;&lt;p[i].arriveT&lt;&lt;"\t|"&lt;&lt;p[i].burstT&lt;&lt;endl;</text:p>
      <text:p text:style-name="P8"><text:s text:c="4"/>}</text:p>
      <text:p text:style-name="P8"></text:p>
      <text:p text:style-name="P8"><text:s text:c="4"/>for (i = 0; i &lt; limit; i++) {</text:p>
      <text:p text:style-name="P8"><text:s text:c="8"/>wt += p[i].waitT;</text:p>
      <text:p text:style-name="P8"><text:s text:c="8"/>tt += p[i].turnarroundT;</text:p>
      <text:p text:style-name="P8"><text:s text:c="4"/>}</text:p>
      <text:p text:style-name="P8"></text:p>
      <text:p text:style-name="P8"><text:s text:c="4"/>awt = float(wt) / limit;</text:p>
      <text:p text:style-name="P8"><text:s text:c="4"/>att = float(tt) / limit;</text:p>
      <text:p text:style-name="P8"></text:p>
      <text:p text:style-name="P8"><text:s text:c="4"/>cout &lt;&lt; "\n\n Average waiting time is\t" &lt;&lt; awt &lt;&lt; endl;</text:p>
      <text:p text:style-name="P8"><text:s text:c="4"/>cout &lt;&lt; "\n\n Average Turnaroud time is\t" &lt;&lt; att &lt;&lt; endl;</text:p>
      <text:p text:style-name="P8"></text:p>
      <text:p text:style-name="P8"><text:s text:c="4"/>return 0;</text:p>
      <text:p text:style-name="P8">} ------------------------------------------------------------------------------------------------------------------------------</text:p>
      <text:p text:style-name="P8"/>
      <text:p text:style-name="P9">p8</text:p>
      <text:p text:style-name="P9"/>
      <text:p text:style-name="P9">bankers.cpp</text:p>
      <text:p text:style-name="P9"/>
      <text:p text:style-name="P9">#include &lt;iostream&gt;</text:p>
      <text:p text:style-name="P9"></text:p>
      <text:p text:style-name="P9">using namespace std;</text:p>
      <text:p text:style-name="P9"></text:p>
      <text:p text:style-name="P9">int main() {</text:p>
      <text:p text:style-name="P9"><text:tab/>int p, r, i, j,process,count=0;</text:p>
      <text:p text:style-name="P9"><text:tab/>int max[10][5], need[10][5], alloc[10][5];</text:p>
      <text:p text:style-name="P9"><text:tab/>int total[5], finish[10], available[5], sum[5] = {}, safeseq[10];</text:p>
      <text:p text:style-name="P9"></text:p>
      <text:p text:style-name="P9"><text:tab/>cout &lt;&lt; "Implementation of bankers algorithm\n";</text:p>
      <text:p text:style-name="P9"><text:tab/>cout &lt;&lt; "enter the number of processes\n";</text:p>
      <text:p text:style-name="P9"><text:tab/>cin &gt;&gt; p;</text:p>
      <text:p text:style-name="P9"><text:tab/>cout &lt;&lt; "enter the number of resources\n";</text:p>
      <text:p text:style-name="P9"><text:tab/>cin &gt;&gt; r;</text:p>
      <text:p text:style-name="P9"><text:tab/>for (i = 0; i &lt; p; i++) {</text:p>
      <text:p text:style-name="P9"><text:tab/><text:tab/>finish[i] = 0;</text:p>
      <text:p text:style-name="P9"><text:tab/>}</text:p>
      <text:p text:style-name="P9"></text:p>
      <text:p text:style-name="P9"><text:tab/>for (i = 0; i &lt; r; i++) {</text:p>
      <text:p text:style-name="P9"><text:tab/><text:tab/>cout &lt;&lt; "enter the total instances of resources" &lt;&lt; i &lt;&lt; "\t";</text:p>
      <text:p text:style-name="P9"><text:tab/><text:tab/>cin &gt;&gt; total[i];</text:p>
      <text:p text:style-name="P9"><text:tab/>}</text:p>
      <text:p text:style-name="P9"></text:p>
      <text:p text:style-name="P9"><text:tab/>cout &lt;&lt; "enter the allocation matrix of all process for each resource\n";</text:p>
      <text:p text:style-name="P9"><text:soft-page-break/><text:tab/>for (i = 0; i &lt; p; i++) {</text:p>
      <text:p text:style-name="P9"><text:tab/><text:tab/>for (j = 0; j &lt; r; j++) {</text:p>
      <text:p text:style-name="P9"><text:tab/><text:tab/><text:tab/>cin &gt;&gt; alloc[i][j];</text:p>
      <text:p text:style-name="P9"><text:tab/><text:tab/>}</text:p>
      <text:p text:style-name="P9"><text:tab/>}</text:p>
      <text:p text:style-name="P9"><text:tab/>cout &lt;&lt; "enter the maximum allocation matrix of all process for each resource\n";</text:p>
      <text:p text:style-name="P9"><text:tab/>for (i = 0; i &lt; p; i++) {</text:p>
      <text:p text:style-name="P9"><text:tab/><text:tab/>for (j = 0; j &lt; r; j++) {</text:p>
      <text:p text:style-name="P9"><text:tab/><text:tab/><text:tab/>cin &gt;&gt; max[i][j];</text:p>
      <text:p text:style-name="P9"><text:tab/><text:tab/>}</text:p>
      <text:p text:style-name="P9"><text:tab/>}</text:p>
      <text:p text:style-name="P9"><text:tab/>for (j = 0; j &lt; r; j++) {</text:p>
      <text:p text:style-name="P9"><text:tab/><text:tab/>for (i = 0; i &lt; p; i++) {</text:p>
      <text:p text:style-name="P9"><text:tab/><text:tab/><text:tab/>if (max[i][j] &gt; total[j]) {</text:p>
      <text:p text:style-name="P9"><text:tab/><text:tab/><text:tab/><text:tab/>cout &lt;&lt; "maximum allocation of process" &lt;&lt; i+1 &lt;&lt; " is more than avialable instances of the resource\n";</text:p>
      <text:p text:style-name="P9"><text:tab/><text:tab/><text:tab/><text:tab/>return 1;</text:p>
      <text:p text:style-name="P9"><text:tab/><text:tab/><text:tab/>}</text:p>
      <text:p text:style-name="P9"><text:tab/><text:tab/><text:tab/>if (alloc[i][j] &gt; max[i][j]) {</text:p>
      <text:p text:style-name="P9"><text:tab/><text:tab/><text:tab/><text:tab/>cout &lt;&lt; "allocation of prcoess" &lt;&lt; i + 1 &lt;&lt; " is more than maximum needed\n";</text:p>
      <text:p text:style-name="P9"><text:tab/><text:tab/><text:tab/><text:tab/>return 1;</text:p>
      <text:p text:style-name="P9"><text:tab/><text:tab/><text:tab/>}</text:p>
      <text:p text:style-name="P9"><text:tab/><text:tab/>}</text:p>
      <text:p text:style-name="P9"><text:tab/>}</text:p>
      <text:p text:style-name="P9"><text:tab/>for (j = 0; j &lt; r; j++) {</text:p>
      <text:p text:style-name="P9"><text:tab/><text:tab/>for (i = 0; i &lt; p; i++) {</text:p>
      <text:p text:style-name="P9"><text:tab/><text:tab/><text:tab/>sum[j] = sum[j] + alloc[i][j];</text:p>
      <text:p text:style-name="P9"><text:tab/><text:tab/>}</text:p>
      <text:p text:style-name="P9"><text:tab/>}</text:p>
      <text:p text:style-name="P9"><text:tab/>for (i = 0; i &lt; r; i++) {</text:p>
      <text:p text:style-name="P9"><text:tab/><text:tab/>available[i] = total[i] - sum[i];</text:p>
      <text:p text:style-name="P9"><text:tab/>}</text:p>
      <text:p text:style-name="P9"></text:p>
      <text:p text:style-name="P9"><text:tab/>cout &lt;&lt; "need matrix for the given allocation and max instance matrix\n";</text:p>
      <text:p text:style-name="P9"><text:tab/>for (i = 0; i &lt; p; i++) {</text:p>
      <text:p text:style-name="P9"><text:tab/><text:tab/>for (j = 0; j &lt; r; j++) {</text:p>
      <text:p text:style-name="P9"><text:tab/><text:tab/><text:tab/>need[i][j] = max[i][j] - alloc[i][j];</text:p>
      <text:p text:style-name="P9"><text:tab/><text:tab/><text:tab/>cout &lt;&lt; need[i][j] &lt;&lt; "\t";</text:p>
      <text:p text:style-name="P9"><text:tab/><text:tab/>}</text:p>
      <text:p text:style-name="P9"><text:tab/><text:tab/>cout &lt;&lt; endl;</text:p>
      <text:p text:style-name="P9"><text:tab/>}</text:p>
      <text:p text:style-name="P9"></text:p>
      <text:p text:style-name="P9"><text:tab/>do {</text:p>
      <text:p text:style-name="P9"><text:tab/><text:tab/>cout &lt;&lt; "available instance of each resources\n";</text:p>
      <text:p text:style-name="P9"><text:tab/><text:tab/>for (i = 0; i &lt; r; i++) {</text:p>
      <text:p text:style-name="P9"><text:tab/><text:tab/><text:tab/>cout &lt;&lt; available[i] &lt;&lt;"\t";</text:p>
      <text:p text:style-name="P9"><text:tab/><text:tab/>}</text:p>
      <text:p text:style-name="P9"><text:tab/><text:tab/>cout &lt;&lt; endl;</text:p>
      <text:p text:style-name="P9"></text:p>
      <text:p text:style-name="P9"><text:tab/><text:tab/>cout &lt;&lt; "ALLOC\t\tNEED" &lt;&lt; endl;</text:p>
      <text:p text:style-name="P9"><text:tab/><text:tab/>for (i = 0; i &lt; p; i++) {</text:p>
      <text:p text:style-name="P9"><text:soft-page-break/><text:tab/><text:tab/><text:tab/>for (j = 0; j &lt; r; j++) {</text:p>
      <text:p text:style-name="P9"><text:tab/><text:tab/><text:tab/><text:tab/>cout &lt;&lt; alloc[i][j];</text:p>
      <text:p text:style-name="P9"><text:tab/><text:tab/><text:tab/>}</text:p>
      <text:p text:style-name="P9"><text:tab/><text:tab/><text:tab/>cout &lt;&lt; "\t\t";</text:p>
      <text:p text:style-name="P9"><text:tab/><text:tab/><text:tab/>for (j = 0; j &lt; r; j++) {</text:p>
      <text:p text:style-name="P9"><text:tab/><text:tab/><text:tab/><text:tab/>cout &lt;&lt; need[i][j];</text:p>
      <text:p text:style-name="P9"><text:tab/><text:tab/><text:tab/>}</text:p>
      <text:p text:style-name="P9"><text:tab/><text:tab/><text:tab/>cout &lt;&lt; endl;</text:p>
      <text:p text:style-name="P9"><text:tab/><text:tab/>}</text:p>
      <text:p text:style-name="P9"><text:tab/><text:tab/>process = -1;</text:p>
      <text:p text:style-name="P9"><text:tab/><text:tab/>for (i = 0; i &lt; p; i++) {</text:p>
      <text:p text:style-name="P9"><text:tab/><text:tab/><text:tab/>if (finish[i] == 0) {</text:p>
      <text:p text:style-name="P9"><text:tab/><text:tab/><text:tab/><text:tab/>process = i;</text:p>
      <text:p text:style-name="P9"><text:tab/><text:tab/><text:tab/><text:tab/>for (j = 0; j &lt; r; j++) {</text:p>
      <text:p text:style-name="P9"><text:tab/><text:tab/><text:tab/><text:tab/><text:tab/>if (available[j] &lt; need[i][j]) {</text:p>
      <text:p text:style-name="P9"><text:tab/><text:tab/><text:tab/><text:tab/><text:tab/><text:tab/>process = -1;</text:p>
      <text:p text:style-name="P9"><text:tab/><text:tab/><text:tab/><text:tab/><text:tab/><text:tab/>break;</text:p>
      <text:p text:style-name="P9"><text:tab/><text:tab/><text:tab/><text:tab/><text:tab/>}</text:p>
      <text:p text:style-name="P9"><text:tab/><text:tab/><text:tab/><text:tab/>}</text:p>
      <text:p text:style-name="P9"><text:tab/><text:tab/><text:tab/>}</text:p>
      <text:p text:style-name="P9"><text:tab/><text:tab/><text:tab/>if (process != -1) break;</text:p>
      <text:p text:style-name="P9"><text:tab/><text:tab/>}</text:p>
      <text:p text:style-name="P9"></text:p>
      <text:p text:style-name="P9"><text:tab/><text:tab/>if (process != -1) {</text:p>
      <text:p text:style-name="P9"><text:tab/><text:tab/><text:tab/>cout &lt;&lt; "process" &lt;&lt; process + 1 &lt;&lt; " runs to completion\n";</text:p>
      <text:p text:style-name="P9"><text:tab/><text:tab/><text:tab/>safeseq[count] = process + 1;</text:p>
      <text:p text:style-name="P9"><text:tab/><text:tab/><text:tab/>count++;</text:p>
      <text:p text:style-name="P9"><text:tab/><text:tab/><text:tab/>for (j = 0; j &lt; r; j++) {</text:p>
      <text:p text:style-name="P9"><text:tab/><text:tab/><text:tab/><text:tab/>available[j] += alloc[process][j];</text:p>
      <text:p text:style-name="P9"><text:tab/><text:tab/><text:tab/><text:tab/>alloc[process][j] = 0;</text:p>
      <text:p text:style-name="P9"><text:tab/><text:tab/><text:tab/><text:tab/>need[process][j] = 0;</text:p>
      <text:p text:style-name="P9"><text:tab/><text:tab/><text:tab/><text:tab/>finish[process] = 1;</text:p>
      <text:p text:style-name="P9"><text:tab/><text:tab/><text:tab/>}</text:p>
      <text:p text:style-name="P9"><text:tab/><text:tab/>}</text:p>
      <text:p text:style-name="P9"><text:tab/>} while (count != p &amp;&amp; process != -1);</text:p>
      <text:p text:style-name="P9"></text:p>
      <text:p text:style-name="P9"><text:tab/>if (count == p) {</text:p>
      <text:p text:style-name="P9"><text:tab/><text:tab/>cout &lt;&lt; "\n system is in safe state :)\n";</text:p>
      <text:p text:style-name="P9"><text:tab/><text:tab/>cout &lt;&lt; "safe sequence : &lt;";</text:p>
      <text:p text:style-name="P9"><text:tab/><text:tab/>for (i = 0; i &lt; p; i++)</text:p>
      <text:p text:style-name="P9"><text:tab/><text:tab/><text:tab/>cout &lt;&lt; safeseq[i] &lt;&lt; ",";</text:p>
      <text:p text:style-name="P9"><text:tab/><text:tab/>cout &lt;&lt; "&gt;\n";</text:p>
      <text:p text:style-name="P9"><text:tab/>}</text:p>
      <text:p text:style-name="P9"><text:tab/>else</text:p>
      <text:p text:style-name="P9"><text:tab/><text:tab/>cout &lt;&lt; "system is not in safe state :(\n";</text:p>
      <text:p text:style-name="P9">}</text:p>
      <text:p text:style-name="P9">------------------------------------------------------------------------------------------------------------------------------</text:p>
      <text:p text:style-name="P9"/>
      <text:p text:style-name="P9"/>
      <text:p text:style-name="P9"/>
      <text:p text:style-name="P9"/>
      <text:p text:style-name="P9"/>
      <text:p text:style-name="P9"><text:soft-page-break/>p9 </text:p>
      <text:p text:style-name="P9"/>
      <text:p text:style-name="P9">lru.cpp</text:p>
      <text:p text:style-name="P9"/>
      <text:p text:style-name="P9">#include &lt;iostream&gt;</text:p>
      <text:p text:style-name="P9">using namespace std;</text:p>
      <text:p text:style-name="P9"></text:p>
      <text:p text:style-name="P9">int n,findex=0,nf,hit=0,i,j,k,pagefaultcnt=0;</text:p>
      <text:p text:style-name="P9">int pseq[30],p[10],least[10];</text:p>
      <text:p text:style-name="P9">int flag=0;</text:p>
      <text:p text:style-name="P9"></text:p>
      <text:p text:style-name="P9">void displaypages(){</text:p>
      <text:p text:style-name="P9"><text:s text:c="4"/>for(k=0;k&lt;nf;k++){</text:p>
      <text:p text:style-name="P9"><text:s text:c="8"/>if(p[k]!= 9999)</text:p>
      <text:p text:style-name="P9"><text:s text:c="8"/>cout &lt;&lt;p[k]&lt;&lt;" ";</text:p>
      <text:p text:style-name="P9"><text:s text:c="4"/>}</text:p>
      <text:p text:style-name="P9">}</text:p>
      <text:p text:style-name="P9"></text:p>
      <text:p text:style-name="P9"></text:p>
      <text:p text:style-name="P9">int isHit(int data){</text:p>
      <text:p text:style-name="P9"><text:s text:c="4"/>hit = 0;</text:p>
      <text:p text:style-name="P9"><text:s text:c="4"/>for(j=0;j&lt;nf;j++){</text:p>
      <text:p text:style-name="P9"><text:s text:c="8"/>if(p[j]==data){</text:p>
      <text:p text:style-name="P9"><text:s text:c="12"/>hit=1;</text:p>
      <text:p text:style-name="P9"><text:s text:c="12"/>least[j]=0;</text:p>
      <text:p text:style-name="P9"><text:s text:c="12"/>j++;</text:p>
      <text:p text:style-name="P9"><text:s text:c="12"/>break;</text:p>
      <text:p text:style-name="P9"><text:s text:c="8"/>}</text:p>
      <text:p text:style-name="P9"><text:s text:c="8"/>else{</text:p>
      <text:p text:style-name="P9"><text:s text:c="12"/>least[j]++;</text:p>
      <text:p text:style-name="P9"><text:s text:c="8"/>}</text:p>
      <text:p text:style-name="P9"><text:s text:c="4"/>}</text:p>
      <text:p text:style-name="P9"><text:s text:c="4"/>while(j&lt;nf){</text:p>
      <text:p text:style-name="P9"><text:s text:c="8"/>least[j]++;</text:p>
      <text:p text:style-name="P9"><text:s text:c="8"/>j++;</text:p>
      <text:p text:style-name="P9"><text:s text:c="4"/>}</text:p>
      <text:p text:style-name="P9"><text:s text:c="4"/>return hit;</text:p>
      <text:p text:style-name="P9">}</text:p>
      <text:p text:style-name="P9"></text:p>
      <text:p text:style-name="P9">int findindex(int findex1){</text:p>
      <text:p text:style-name="P9"><text:s text:c="4"/>int max1=0;</text:p>
      <text:p text:style-name="P9"><text:s text:c="4"/>if(findex1&gt;=nf || flag==1){</text:p>
      <text:p text:style-name="P9"><text:s text:c="8"/>for(k=0;k&lt;nf;k++){</text:p>
      <text:p text:style-name="P9"><text:s text:c="12"/>if(least[k]&gt;max1){</text:p>
      <text:p text:style-name="P9"><text:s text:c="16"/>max1=least[k];</text:p>
      <text:p text:style-name="P9"><text:s text:c="16"/>findex1=k;</text:p>
      <text:p text:style-name="P9"><text:s text:c="16"/>flag = 1;</text:p>
      <text:p text:style-name="P9"><text:s text:c="12"/>}</text:p>
      <text:p text:style-name="P9"><text:s text:c="8"/>}</text:p>
      <text:p text:style-name="P9"><text:s text:c="4"/>}else{</text:p>
      <text:p text:style-name="P9"><text:s text:c="8"/>findex1++;</text:p>
      <text:p text:style-name="P9"><text:s text:c="4"/>}</text:p>
      <text:p text:style-name="P9"><text:soft-page-break/><text:s text:c="4"/>return findex1;</text:p>
      <text:p text:style-name="P9">}</text:p>
      <text:p text:style-name="P9"></text:p>
      <text:p text:style-name="P9">int main(){</text:p>
      <text:p text:style-name="P9"><text:s text:c="4"/>cout&lt;&lt;"\nenter the length of page reference sequence\n";</text:p>
      <text:p text:style-name="P9"><text:s text:c="4"/>cin&gt;&gt;n;</text:p>
      <text:p text:style-name="P9"><text:s text:c="4"/>cout&lt;&lt;"enter the page reference sequence\n";</text:p>
      <text:p text:style-name="P9"><text:s text:c="4"/>for(i=0;i&lt;n;i++)</text:p>
      <text:p text:style-name="P9"><text:s text:c="8"/>cin&gt;&gt;pseq[i];</text:p>
      <text:p text:style-name="P9"><text:s text:c="4"/>cout&lt;&lt;"enter the maximum number of frames\n";</text:p>
      <text:p text:style-name="P9"><text:s text:c="4"/>cin&gt;&gt;nf; <text:s text:c="2"/></text:p>
      <text:p text:style-name="P9"><text:s text:c="4"/>for(i=0;i&lt;nf;i++){</text:p>
      <text:p text:style-name="P9"><text:s text:c="8"/>p[i]=9999;</text:p>
      <text:p text:style-name="P9"><text:s text:c="8"/>least[i]=0;</text:p>
      <text:p text:style-name="P9"><text:s text:c="4"/>}</text:p>
      <text:p text:style-name="P9"></text:p>
      <text:p text:style-name="P9"></text:p>
      <text:p text:style-name="P9"><text:s text:c="4"/>for(i=0;i&lt;n;i++){</text:p>
      <text:p text:style-name="P9"><text:s text:c="8"/>cout &lt;&lt; "\nfor "&lt;&lt;pseq[i]&lt;&lt;"---";</text:p>
      <text:p text:style-name="P9"><text:s text:c="8"/>if(isHit(pseq[i])==0){</text:p>
      <text:p text:style-name="P9"><text:s text:c="12"/>least[findex]=0;</text:p>
      <text:p text:style-name="P9"><text:s text:c="12"/>p[findex]=pseq[i];</text:p>
      <text:p text:style-name="P9"><text:s text:c="24"/>// for(j=0;j&lt;nf;j++){</text:p>
      <text:p text:style-name="P9"><text:s text:c="24"/>// <text:s text:c="4"/>cout&lt;&lt;least[j]&lt;&lt;" ";</text:p>
      <text:p text:style-name="P9"><text:s text:c="24"/>// }</text:p>
      <text:p text:style-name="P9"><text:s text:c="24"/>// cout&lt;&lt;"\t";</text:p>
      <text:p text:style-name="P9"><text:s text:c="12"/>findex=findindex(findex);</text:p>
      <text:p text:style-name="P9"><text:s text:c="12"/>pagefaultcnt++;</text:p>
      <text:p text:style-name="P9"><text:s text:c="12"/>displaypages();</text:p>
      <text:p text:style-name="P9"><text:s text:c="8"/>}</text:p>
      <text:p text:style-name="P9"><text:s text:c="8"/>else{</text:p>
      <text:p text:style-name="P9"><text:s text:c="24"/>// for(j=0;j&lt;nf;j++){</text:p>
      <text:p text:style-name="P9"><text:s text:c="24"/>// <text:s text:c="4"/>cout&lt;&lt;least[j]&lt;&lt;" ";</text:p>
      <text:p text:style-name="P9"><text:s text:c="24"/>// }</text:p>
      <text:p text:style-name="P9"><text:s text:c="24"/>// cout&lt;&lt;"\t";</text:p>
      <text:p text:style-name="P9"><text:s text:c="12"/>findex=findindex(findex);</text:p>
      <text:p text:style-name="P9"><text:s text:c="12"/>cout&lt;&lt;"No page fault";</text:p>
      <text:p text:style-name="P9"><text:s text:c="8"/>}</text:p>
      <text:p text:style-name="P9"><text:s text:c="8"/>cout &lt;&lt; endl;</text:p>
      <text:p text:style-name="P9"><text:s text:c="4"/>}</text:p>
      <text:p text:style-name="P9"><text:s text:c="4"/>cout &lt;&lt; "\n\ntotal number of page faults is "&lt;&lt;pagefaultcnt&lt;&lt;endl;</text:p>
      <text:p text:style-name="P9">}</text:p>
      <text:p text:style-name="P9"/>
      <text:p text:style-name="P9">fifo.cpp</text:p>
      <text:p text:style-name="P9"/>
      <text:p text:style-name="P9">#include &lt;iostream&gt;</text:p>
      <text:p text:style-name="P9">using namespace std;</text:p>
      <text:p text:style-name="P9"></text:p>
      <text:p text:style-name="P9">int n,findex=0,nf,hit=0,i,j,k,pagefaultcnt=0;</text:p>
      <text:p text:style-name="P9">int pseq[20],p[10];</text:p>
      <text:p text:style-name="P9"></text:p>
      <text:p text:style-name="P9">void displaypages(){</text:p>
      <text:p text:style-name="P9"><text:soft-page-break/><text:s text:c="4"/>for(k=0;k&lt;nf;k++){</text:p>
      <text:p text:style-name="P9"><text:s text:c="8"/>if(p[k]!= 9999)</text:p>
      <text:p text:style-name="P9"><text:s text:c="8"/>cout &lt;&lt;p[k]&lt;&lt;" ";</text:p>
      <text:p text:style-name="P9"><text:s text:c="4"/>}</text:p>
      <text:p text:style-name="P9">}</text:p>
      <text:p text:style-name="P9"></text:p>
      <text:p text:style-name="P9">int isHit(int data){</text:p>
      <text:p text:style-name="P9"><text:s text:c="4"/>hit = 0;</text:p>
      <text:p text:style-name="P9"><text:s text:c="4"/>for(j=0;j&lt;nf;j++){</text:p>
      <text:p text:style-name="P9"><text:s text:c="8"/>if(p[j]==data){</text:p>
      <text:p text:style-name="P9"><text:s text:c="12"/>hit=1;</text:p>
      <text:p text:style-name="P9"><text:s text:c="12"/>break;</text:p>
      <text:p text:style-name="P9"><text:s text:c="8"/>}</text:p>
      <text:p text:style-name="P9"><text:s text:c="4"/>}</text:p>
      <text:p text:style-name="P9"><text:s text:c="4"/>return hit;</text:p>
      <text:p text:style-name="P9">}</text:p>
      <text:p text:style-name="P9"></text:p>
      <text:p text:style-name="P9">int main(){</text:p>
      <text:p text:style-name="P9"><text:s text:c="4"/>cout&lt;&lt;"\nenter the length of page reference sequence\n";</text:p>
      <text:p text:style-name="P9"><text:s text:c="4"/>cin&gt;&gt;n;</text:p>
      <text:p text:style-name="P9"><text:s text:c="4"/>cout&lt;&lt;"enter the page reference sequence\n";</text:p>
      <text:p text:style-name="P9"><text:s text:c="4"/>for(i=0;i&lt;n;i++)</text:p>
      <text:p text:style-name="P9"><text:s text:c="8"/>cin&gt;&gt;pseq[i];</text:p>
      <text:p text:style-name="P9"><text:s text:c="4"/>cout&lt;&lt;"enter the maximum number of frames\n";</text:p>
      <text:p text:style-name="P9"><text:s text:c="4"/>cin&gt;&gt;nf; <text:s text:c="2"/></text:p>
      <text:p text:style-name="P9"><text:s text:c="4"/>for(i=0;i&lt;nf;i++)</text:p>
      <text:p text:style-name="P9"><text:s text:c="8"/>p[i]=9999;</text:p>
      <text:p text:style-name="P9"><text:s text:c="4"/></text:p>
      <text:p text:style-name="P9"><text:s text:c="4"/>for(i=0;i&lt;n;i++){</text:p>
      <text:p text:style-name="P9"><text:s text:c="8"/>cout&lt;&lt;"for "&lt;&lt;pseq[i]&lt;&lt;"---";</text:p>
      <text:p text:style-name="P9"><text:s text:c="8"/>if(isHit(pseq[i])==0){</text:p>
      <text:p text:style-name="P9"><text:s text:c="12"/>p[findex]=pseq[i];</text:p>
      <text:p text:style-name="P9"><text:s text:c="12"/>findex=(findex+1)%nf;</text:p>
      <text:p text:style-name="P9"><text:s text:c="12"/>pagefaultcnt++;</text:p>
      <text:p text:style-name="P9"><text:s text:c="12"/>displaypages();</text:p>
      <text:p text:style-name="P9"><text:s text:c="8"/>}</text:p>
      <text:p text:style-name="P9"><text:s text:c="8"/>else{</text:p>
      <text:p text:style-name="P9"><text:s text:c="12"/>cout&lt;&lt;"No Page fault";</text:p>
      <text:p text:style-name="P9"><text:s text:c="8"/>}</text:p>
      <text:p text:style-name="P9"><text:s text:c="8"/>cout &lt;&lt; endl;</text:p>
      <text:p text:style-name="P9"><text:s text:c="4"/>}</text:p>
      <text:p text:style-name="P9"><text:s text:c="4"/>cout &lt;&lt; "\n\ntotal number of page faults is "&lt;&lt;pagefaultcnt&lt;&lt;endl;</text:p>
      <text:p text:style-name="P9">}</text:p>
      <text:p text:style-name="P9"/>
      <text:p text:style-name="P9">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689in" fo:margin-right="0.778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7:41:16.795341956</meta:creation-date>
    <dc:date>2023-06-02T08:16:59.051175409</dc:date>
    <meta:editing-duration>PT15M2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3" meta:paragraph-count="628" meta:word-count="1807" meta:character-count="14209" meta:non-whitespace-character-count="10087"/>
  </office:meta>
</office:document-meta>
</file>